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D000000E7F5AB8B2C.jpg" manifest:media-type="image/jpeg"/>
  <manifest:file-entry manifest:full-path="Pictures/1000000100000BC000000420687FC039.png" manifest:media-type="image/png"/>
  <manifest:file-entry manifest:full-path="Pictures/10000000000009A9000000EB2C10104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IDFont+F2" svg:font-family="CIDFont+F2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egrito" style:font-family-generic="swiss"/>
    <style:font-face style:name="Calibri1" svg:font-family="Calibri" style:font-adornments="Negrito" style:font-family-generic="swiss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21.001cm" table:align="margins" style:may-break-between-rows="true" table:border-model="collapsing"/>
    </style:style>
    <style:style style:name="Tabela1.A" style:family="table-column">
      <style:table-column-properties style:column-width="21.001cm" style:rel-column-width="65535*"/>
    </style:style>
    <style:style style:name="Tabela1.1" style:family="table-row">
      <style:table-row-properties style:min-row-height="0.9cm"/>
    </style:style>
    <style:style style:name="Tabela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2" style:family="table">
      <style:table-properties style:width="21.001cm" fo:margin-left="0cm" fo:margin-right="0cm" fo:break-before="auto" fo:break-after="auto" table:align="margins" style:may-break-between-rows="true" table:border-model="collapsing"/>
    </style:style>
    <style:style style:name="Tabela2.A" style:family="table-column">
      <style:table-column-properties style:column-width="6.992cm" style:rel-column-width="21820*"/>
    </style:style>
    <style:style style:name="Tabela2.B" style:family="table-column">
      <style:table-column-properties style:column-width="7.001cm" style:rel-column-width="21847*"/>
    </style:style>
    <style:style style:name="Tabela2.C" style:family="table-column">
      <style:table-column-properties style:column-width="7.008cm" style:rel-column-width="21868*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3" style:family="table">
      <style:table-properties style:width="20.997cm" fo:margin-left="0cm" fo:margin-right="0.004cm" fo:break-before="auto" fo:break-after="auto" table:align="margins" style:may-break-between-rows="true" table:border-model="collapsing"/>
    </style:style>
    <style:style style:name="Tabela3.A" style:family="table-column">
      <style:table-column-properties style:column-width="6.987cm" style:rel-column-width="21806*"/>
    </style:style>
    <style:style style:name="Tabela3.B" style:family="table-column">
      <style:table-column-properties style:column-width="7.004cm" style:rel-column-width="21861*"/>
    </style:style>
    <style:style style:name="Tabela3.C" style:family="table-column">
      <style:table-column-properties style:column-width="7.006cm" style:rel-column-width="21868*"/>
    </style:style>
    <style:style style:name="Tabela3.1" style:family="table-row">
      <style:table-row-properties style:min-row-height="1.376cm" fo:keep-together="auto"/>
    </style:style>
    <style:style style:name="Tabela3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4" style:family="table">
      <style:table-properties style:width="20.593cm" fo:margin-left="0cm" fo:margin-right="0.407cm" table:align="margins" style:may-break-between-rows="true" table:border-model="collapsing"/>
    </style:style>
    <style:style style:name="Tabela4.A" style:family="table-column">
      <style:table-column-properties style:column-width="20.593cm" style:rel-column-width="65535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text-properties officeooo:rsid="002c77e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ef272" officeooo:paragraph-rsid="000ef2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style:line-height-at-least="0cm"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245b7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ef272" officeooo:paragraph-rsid="0037b4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style:line-height-at-least="0cm"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ef272" officeooo:paragraph-rsid="0016a0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ef272" officeooo:paragraph-rsid="00245b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ef272" officeooo:paragraph-rsid="00149c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0ef272" officeooo:paragraph-rsid="000ef2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ef272" officeooo:paragraph-rsid="000ef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919008" officeooo:paragraph-rsid="00936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/>
      <style:text-properties style:font-name="Calibri Light" fo:font-size="12pt" officeooo:rsid="00522402" officeooo:paragraph-rsid="00522402" style:font-size-asian="12pt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Calibri Light" fo:font-size="12pt" officeooo:paragraph-rsid="005e090e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Calibri Light" fo:font-size="12pt" officeooo:paragraph-rsid="00587a65" style:font-size-asian="12pt" style:font-size-complex="12pt"/>
    </style:style>
    <style:style style:name="P14" style:family="paragraph" style:parent-style-name="Standard">
      <style:text-properties style:font-name="Calibri Light" fo:font-size="12pt" officeooo:paragraph-rsid="000b6c06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Calibri Light" fo:font-size="12pt" officeooo:rsid="0061c9eb" officeooo:paragraph-rsid="0061c9eb" style:font-size-asian="12pt" style:font-size-complex="12pt"/>
    </style:style>
    <style:style style:name="P16" style:family="paragraph" style:parent-style-name="Standard">
      <style:paragraph-properties fo:line-height="100%"/>
      <style:text-properties style:font-name="Calibri Light" fo:font-size="12pt" officeooo:rsid="0061c9eb" officeooo:paragraph-rsid="006f97d7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Calibri Light" officeooo:paragraph-rsid="005f5057"/>
    </style:style>
    <style:style style:name="P18" style:family="paragraph" style:parent-style-name="Standard">
      <style:paragraph-properties fo:line-height="150%"/>
      <style:text-properties style:font-name="Calibri Light" officeooo:paragraph-rsid="0061c9eb"/>
    </style:style>
    <style:style style:name="P19" style:family="paragraph" style:parent-style-name="Standard">
      <style:paragraph-properties fo:line-height="150%"/>
      <style:text-properties style:font-name="Calibri Light" officeooo:paragraph-rsid="00624b95"/>
    </style:style>
    <style:style style:name="P20" style:family="paragraph" style:parent-style-name="Standard">
      <style:paragraph-properties fo:line-height="150%"/>
      <style:text-properties style:font-name="Calibri Light" officeooo:paragraph-rsid="006b4b82"/>
    </style:style>
    <style:style style:name="P21" style:family="paragraph" style:parent-style-name="Standard">
      <style:paragraph-properties fo:line-height="150%"/>
      <style:text-properties style:font-name="Calibri Light" officeooo:paragraph-rsid="000b6c06"/>
    </style:style>
    <style:style style:name="P22" style:family="paragraph" style:parent-style-name="Standard">
      <style:text-properties style:font-name="Calibri Light" officeooo:paragraph-rsid="000b6c06"/>
    </style:style>
    <style:style style:name="P23" style:family="paragraph" style:parent-style-name="Standard">
      <style:paragraph-properties fo:line-height="150%"/>
      <style:text-properties style:font-name="Calibri Light" officeooo:rsid="0061c9eb" officeooo:paragraph-rsid="0061c9eb"/>
    </style:style>
    <style:style style:name="P24" style:family="paragraph" style:parent-style-name="Standard">
      <style:paragraph-properties fo:margin-top="0.101cm" fo:margin-bottom="0.101cm" style:contextual-spacing="false" fo:line-height="150%"/>
      <style:text-properties style:font-name="Calibri Light" officeooo:rsid="0061c9eb" officeooo:paragraph-rsid="0061c9eb"/>
    </style:style>
    <style:style style:name="P25" style:family="paragraph" style:parent-style-name="Standard">
      <style:paragraph-properties fo:line-height="150%"/>
      <style:text-properties style:font-name="Calibri Light" officeooo:rsid="0061c9eb" officeooo:paragraph-rsid="00647063"/>
    </style:style>
    <style:style style:name="P26" style:family="paragraph" style:parent-style-name="Standard">
      <style:paragraph-properties fo:line-height="150%"/>
      <style:text-properties style:font-name="Calibri Light" officeooo:rsid="0061c9eb" officeooo:paragraph-rsid="00691d42"/>
    </style:style>
    <style:style style:name="P27" style:family="paragraph" style:parent-style-name="Standard">
      <style:paragraph-properties fo:line-height="150%"/>
      <style:text-properties style:font-name="Calibri Light" officeooo:rsid="0061c9eb" officeooo:paragraph-rsid="006a56db"/>
    </style:style>
    <style:style style:name="P28" style:family="paragraph" style:parent-style-name="Standard">
      <style:paragraph-properties fo:line-height="150%"/>
      <style:text-properties style:font-name="Calibri Light" officeooo:rsid="0061c9eb" officeooo:paragraph-rsid="006eac52"/>
    </style:style>
    <style:style style:name="P29" style:family="paragraph" style:parent-style-name="Standard">
      <style:paragraph-properties fo:line-height="100%"/>
      <style:text-properties style:font-name="Calibri Light" officeooo:rsid="0061c9eb" officeooo:paragraph-rsid="0065df39"/>
    </style:style>
    <style:style style:name="P30" style:family="paragraph" style:parent-style-name="Standard">
      <style:paragraph-properties fo:line-height="100%"/>
      <style:text-properties style:font-name="Calibri Light" officeooo:rsid="0061c9eb" officeooo:paragraph-rsid="00691d42"/>
    </style:style>
    <style:style style:name="P31" style:family="paragraph" style:parent-style-name="Standard">
      <style:paragraph-properties fo:line-height="100%"/>
      <style:text-properties style:font-name="Calibri Light" officeooo:rsid="0061c9eb" officeooo:paragraph-rsid="006f97d7"/>
    </style:style>
    <style:style style:name="P32" style:family="paragraph" style:parent-style-name="Standard">
      <style:text-properties style:font-name="Calibri Light" officeooo:paragraph-rsid="006ba7d4"/>
    </style:style>
    <style:style style:name="P33" style:family="paragraph" style:parent-style-name="Standard">
      <style:text-properties style:font-name="Calibri Light" officeooo:paragraph-rsid="00735ecb"/>
    </style:style>
    <style:style style:name="P34" style:family="paragraph" style:parent-style-name="Standard" style:list-style-name="L1">
      <style:paragraph-properties fo:line-height="150%" fo:text-align="center" style:justify-single-word="false"/>
      <style:text-properties fo:color="#000000" loext:opacity="100%" style:font-name="Calibri" fo:font-size="12pt" fo:font-weight="bold" officeooo:rsid="0053efb8" officeooo:paragraph-rsid="0053efb8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line-height="150%" fo:text-align="center" style:justify-single-word="false"/>
      <style:text-properties fo:color="#000000" loext:opacity="100%" style:font-name="Calibri" fo:font-size="12pt" fo:font-weight="bold" officeooo:rsid="006eac52" officeooo:paragraph-rsid="006eac52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line-height="150%" fo:text-align="start" style:justify-single-word="false"/>
      <style:text-properties style:font-name="Calibri Light" fo:font-size="12pt" officeooo:rsid="0053efb8" officeooo:paragraph-rsid="0053efb8" style:font-size-asian="12pt" style:font-size-complex="12pt"/>
    </style:style>
    <style:style style:name="P37" style:family="paragraph" style:parent-style-name="Standard" style:list-style-name="L1">
      <style:paragraph-properties fo:line-height="150%"/>
      <style:text-properties style:font-name="Calibri Light" fo:font-size="12pt" officeooo:paragraph-rsid="00514fb1" style:font-size-asian="12pt" style:font-size-complex="12pt"/>
    </style:style>
    <style:style style:name="P38" style:family="paragraph" style:parent-style-name="Standard" style:list-style-name="L1">
      <style:paragraph-properties fo:line-height="150%"/>
      <style:text-properties style:font-name="Calibri Light" fo:font-size="12pt" officeooo:paragraph-rsid="005f5057" style:font-size-asian="12pt" style:font-size-complex="12pt"/>
    </style:style>
    <style:style style:name="P39" style:family="paragraph" style:parent-style-name="Standard" style:list-style-name="L1">
      <style:paragraph-properties fo:line-height="150%"/>
      <style:text-properties style:font-name="Calibri Light" fo:font-size="12pt" officeooo:rsid="00522402" officeooo:paragraph-rsid="00522402" style:font-size-asian="12pt" style:font-size-complex="12pt"/>
    </style:style>
    <style:style style:name="P40" style:family="paragraph" style:parent-style-name="Standard" style:list-style-name="L2">
      <style:paragraph-properties fo:line-height="150%"/>
      <style:text-properties style:font-name="Calibri Light" fo:font-size="12pt" officeooo:rsid="00522402" officeooo:paragraph-rsid="00522402" style:font-size-asian="12pt" style:font-size-complex="12pt"/>
    </style:style>
    <style:style style:name="P41" style:family="paragraph" style:parent-style-name="Standard" style:list-style-name="L1">
      <style:paragraph-properties fo:line-height="150%"/>
      <style:text-properties style:font-name="Calibri Light" fo:font-size="12pt" officeooo:rsid="006702b1" officeooo:paragraph-rsid="006702b1" style:font-size-asian="12pt" style:font-size-complex="12pt"/>
    </style:style>
    <style:style style:name="P42" style:family="paragraph" style:parent-style-name="Standard" style:list-style-name="L1">
      <style:paragraph-properties fo:line-height="150%"/>
      <style:text-properties style:font-name="Calibri Light" fo:font-size="12pt" officeooo:rsid="0061c9eb" officeooo:paragraph-rsid="0061c9eb" style:font-size-asian="12pt" style:font-size-complex="12pt"/>
    </style:style>
    <style:style style:name="P43" style:family="paragraph" style:parent-style-name="Standard" style:list-style-name="L3">
      <style:paragraph-properties fo:line-height="100%"/>
      <style:text-properties style:font-name="Calibri Light" fo:font-size="12pt" officeooo:paragraph-rsid="0061c9eb" style:font-size-asian="12pt" style:font-size-complex="12pt"/>
    </style:style>
    <style:style style:name="P44" style:family="paragraph" style:parent-style-name="Standard" style:list-style-name="L4">
      <style:paragraph-properties fo:line-height="100%"/>
      <style:text-properties style:font-name="Calibri Light" fo:font-size="12pt" officeooo:paragraph-rsid="0061c9eb" style:font-size-asian="12pt" style:font-size-complex="12pt"/>
    </style:style>
    <style:style style:name="P45" style:family="paragraph" style:parent-style-name="Standard" style:list-style-name="L4">
      <style:paragraph-properties fo:line-height="100%"/>
      <style:text-properties style:font-name="Calibri Light" fo:font-size="12pt" officeooo:rsid="0077e7e1" officeooo:paragraph-rsid="0077e7e1" style:font-size-asian="12pt" style:font-size-complex="12pt"/>
    </style:style>
    <style:style style:name="P46" style:family="paragraph" style:parent-style-name="Standard" style:list-style-name="L2">
      <style:paragraph-properties fo:line-height="150%"/>
      <style:text-properties style:font-name="Calibri Light" officeooo:paragraph-rsid="005f5057"/>
    </style:style>
    <style:style style:name="P47" style:family="paragraph" style:parent-style-name="Standard" style:list-style-name="L1">
      <style:paragraph-properties fo:line-height="150%"/>
      <style:text-properties style:font-name="Calibri Light" officeooo:paragraph-rsid="0061c9eb"/>
    </style:style>
    <style:style style:name="P48" style:family="paragraph" style:parent-style-name="Standard" style:list-style-name="L1">
      <style:paragraph-properties fo:line-height="150%"/>
      <style:text-properties style:font-name="Calibri Light" officeooo:paragraph-rsid="006b4b82"/>
    </style:style>
    <style:style style:name="P49" style:family="paragraph" style:parent-style-name="Standard" style:list-style-name="L1">
      <style:paragraph-properties fo:line-height="150%"/>
      <style:text-properties style:font-name="Calibri Light" officeooo:paragraph-rsid="00624b95"/>
    </style:style>
    <style:style style:name="P50" style:family="paragraph" style:parent-style-name="Standard" style:list-style-name="L1">
      <style:paragraph-properties fo:line-height="150%"/>
      <style:text-properties style:font-name="Calibri Light" officeooo:rsid="006702b1" officeooo:paragraph-rsid="00691d42" style:font-size-asian="12pt"/>
    </style:style>
    <style:style style:name="P51" style:family="paragraph" style:parent-style-name="Standard" style:list-style-name="L1" style:master-page-name="">
      <loext:graphic-properties draw:fill="none"/>
      <style:paragraph-properties fo:margin-left="1.3cm" fo:margin-right="0.499cm" fo:line-height="150%" fo:text-align="justify" style:justify-single-word="false" fo:text-indent="-0.6cm" style:auto-text-indent="false" style:page-number="auto" fo:background-color="transparent"/>
      <style:text-properties style:font-name="Calibri Light" officeooo:rsid="006702b1" officeooo:paragraph-rsid="0073a52e" style:font-size-asian="12pt"/>
    </style:style>
    <style:style style:name="P52" style:family="paragraph" style:parent-style-name="Standard" style:list-style-name="L1">
      <loext:graphic-properties draw:fill="none"/>
      <style:paragraph-properties fo:margin-left="1.3cm" fo:margin-right="0.499cm" fo:line-height="150%" fo:text-align="justify" style:justify-single-word="false" fo:text-indent="-0.6cm" style:auto-text-indent="false" fo:background-color="transparent"/>
      <style:text-properties style:font-name="Calibri Light" officeooo:rsid="006702b1" officeooo:paragraph-rsid="0073a52e" style:font-size-asian="12pt"/>
    </style:style>
    <style:style style:name="P53" style:family="paragraph" style:parent-style-name="Standard" style:list-style-name="L1">
      <style:paragraph-properties fo:line-height="150%"/>
      <style:text-properties style:font-name="Calibri Light" officeooo:rsid="006702b1" officeooo:paragraph-rsid="00691d42"/>
    </style:style>
    <style:style style:name="P54" style:family="paragraph" style:parent-style-name="Standard" style:list-style-name="L1">
      <style:paragraph-properties fo:line-height="150%"/>
      <style:text-properties style:font-name="Calibri Light" officeooo:rsid="00624b95" officeooo:paragraph-rsid="00624b95"/>
    </style:style>
    <style:style style:name="P55" style:family="paragraph" style:parent-style-name="Standard" style:list-style-name="L1">
      <style:paragraph-properties fo:line-height="100%"/>
      <style:text-properties style:font-name="Calibri Light" officeooo:paragraph-rsid="00624b95"/>
    </style:style>
    <style:style style:name="P56" style:family="paragraph" style:parent-style-name="Standard" style:list-style-name="L1">
      <style:paragraph-properties fo:line-height="100%"/>
      <style:text-properties style:font-name="Calibri Light" officeooo:paragraph-rsid="006ba7d4"/>
    </style:style>
    <style:style style:name="P57" style:family="paragraph">
      <style:paragraph-properties fo:text-align="center"/>
      <style:text-properties style:font-name="Calibri2" fo:font-size="12pt"/>
    </style:style>
    <style:style style:name="P58" style:family="paragraph">
      <style:paragraph-properties fo:text-align="start"/>
      <style:text-properties style:text-line-through-style="none" style:text-line-through-type="none" style:font-name="Calibri2" fo:font-size="12pt" fo:font-style="normal" style:text-underline-style="none"/>
    </style:style>
    <style:style style:name="P59" style:family="paragraph">
      <style:paragraph-properties fo:text-align="start"/>
      <style:text-properties fo:color="#00a933" style:font-name="Calibri1" fo:font-size="12pt" fo:font-weight="bold"/>
    </style:style>
    <style:style style:name="P60" style:family="paragraph">
      <style:paragraph-properties fo:text-align="start"/>
      <style:text-properties fo:color="#ff0000" style:font-name="Calibri1" fo:font-size="12pt" fo:font-weight="bold"/>
    </style:style>
    <style:style style:name="P61" style:family="paragraph">
      <style:paragraph-properties fo:text-align="start"/>
      <style:text-properties style:font-name="Calibri2" fo:font-size="12pt" fo:font-weight="normal"/>
    </style:style>
    <style:style style:name="P62" style:family="paragraph">
      <style:paragraph-properties fo:text-align="start"/>
      <style:text-properties fo:color="#2a6099" style:font-name="Calibri1" fo:font-size="12pt" fo:font-weight="bold"/>
    </style:style>
    <style:style style:name="P63" style:family="paragraph">
      <style:paragraph-properties fo:text-align="start"/>
      <style:text-properties fo:color="#00a933" style:font-name="Calibri Light1" fo:font-size="11pt" fo:font-weight="bold"/>
    </style:style>
    <style:style style:name="P64" style:family="paragraph">
      <style:paragraph-properties fo:text-align="start"/>
      <style:text-properties fo:color="#00a933" style:font-name="Calibri2" fo:font-size="12pt" fo:font-weight="bold"/>
    </style:style>
    <style:style style:name="P65" style:family="paragraph">
      <style:paragraph-properties fo:text-align="start"/>
      <style:text-properties fo:color="#ff0000" style:font-name="Calibri2" fo:font-size="12pt" fo:font-weight="bold"/>
    </style:style>
    <style:style style:name="P66" style:family="paragraph">
      <style:paragraph-properties fo:text-align="center"/>
    </style:style>
    <style:style style:name="P67" style:family="paragraph">
      <style:paragraph-properties fo:text-align="center" style:writing-mode="lr-tb"/>
    </style:style>
    <style:style style:name="P68" style:family="paragraph">
      <loext:graphic-properties draw:fill="none"/>
      <style:paragraph-properties fo:text-align="center"/>
      <style:text-properties fo:color="#111111" loext:opacity="100%" style:font-name="Calibri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6a0dd"/>
    </style:style>
    <style:style style:name="T2" style:family="text">
      <style:text-properties officeooo:rsid="001ad5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cf812" style:font-weight-asian="bold" style:font-weight-complex="bold"/>
    </style:style>
    <style:style style:name="T5" style:family="text">
      <style:text-properties fo:font-weight="bold" officeooo:rsid="005e090e" style:font-weight-asian="bold" style:font-weight-complex="bold"/>
    </style:style>
    <style:style style:name="T6" style:family="text">
      <style:text-properties fo:font-weight="bold" officeooo:rsid="00624b95" style:font-weight-asian="bold" style:font-weight-complex="bold"/>
    </style:style>
    <style:style style:name="T7" style:family="text">
      <style:text-properties fo:font-weight="bold" officeooo:rsid="006ba7d4" style:font-weight-asian="bold" style:font-weight-complex="bold"/>
    </style:style>
    <style:style style:name="T8" style:family="text">
      <style:text-properties fo:font-weight="bold" officeooo:rsid="00919008" style:font-weight-asian="bold" style:font-weight-complex="bold"/>
    </style:style>
    <style:style style:name="T9" style:family="text">
      <style:text-properties officeooo:rsid="00264bf4"/>
    </style:style>
    <style:style style:name="T10" style:family="text">
      <style:text-properties officeooo:rsid="0037b46d"/>
    </style:style>
    <style:style style:name="T11" style:family="text">
      <style:text-properties fo:color="#ff0000" loext:opacity="100%" fo:font-style="italic" style:font-style-asian="italic" style:font-style-complex="italic"/>
    </style:style>
    <style:style style:name="T12" style:family="text">
      <style:text-properties fo:color="#ff0000" loext:opacity="100%" fo:font-style="italic" officeooo:rsid="0016a0dd" style:font-style-asian="italic" style:font-style-complex="italic"/>
    </style:style>
    <style:style style:name="T13" style:family="text">
      <style:text-properties fo:color="#ff0000" loext:opacity="100%" fo:font-style="italic" officeooo:rsid="00245b72" style:font-style-asian="italic" style:font-style-complex="italic"/>
    </style:style>
    <style:style style:name="T14" style:family="text">
      <style:text-properties officeooo:rsid="00391c5e"/>
    </style:style>
    <style:style style:name="T15" style:family="text">
      <style:text-properties officeooo:rsid="003cf81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cf812" style:font-weight-asian="normal" style:font-weight-complex="normal"/>
    </style:style>
    <style:style style:name="T18" style:family="text">
      <style:text-properties fo:font-weight="normal" officeooo:rsid="00522402" style:font-weight-asian="normal" style:font-weight-complex="normal"/>
    </style:style>
    <style:style style:name="T19" style:family="text">
      <style:text-properties fo:font-weight="normal" officeooo:rsid="00518216" style:font-weight-asian="normal" style:font-weight-complex="normal"/>
    </style:style>
    <style:style style:name="T20" style:family="text">
      <style:text-properties fo:font-weight="normal" officeooo:rsid="0053c673" style:font-weight-asian="normal" style:font-weight-complex="normal"/>
    </style:style>
    <style:style style:name="T21" style:family="text">
      <style:text-properties fo:font-weight="normal" officeooo:rsid="005f5057" style:font-weight-asian="normal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522402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624b95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6a56db" style:font-size-asian="12pt" style:font-weight-asian="bold" style:font-size-complex="12pt" style:font-weight-complex="bold"/>
    </style:style>
    <style:style style:name="T26" style:family="text">
      <style:text-properties fo:font-size="12pt" fo:font-weight="normal" officeooo:rsid="003cf812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22402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624b95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6a56db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6b4b82" style:font-size-asian="12pt" style:font-weight-asian="normal" style:font-size-complex="12pt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5fe228" style:font-size-asian="12pt" style:font-size-complex="12pt"/>
    </style:style>
    <style:style style:name="T33" style:family="text">
      <style:text-properties fo:font-size="12pt" officeooo:rsid="0061c9eb" style:font-size-asian="12pt" style:font-size-complex="12pt"/>
    </style:style>
    <style:style style:name="T34" style:family="text">
      <style:text-properties fo:font-size="12pt" officeooo:rsid="0065df39" style:font-size-asian="12pt" style:font-size-complex="12pt"/>
    </style:style>
    <style:style style:name="T35" style:family="text">
      <style:text-properties fo:font-size="12pt" officeooo:rsid="006702b1" style:font-size-asian="12pt" style:font-size-complex="12pt"/>
    </style:style>
    <style:style style:name="T36" style:family="text">
      <style:text-properties fo:font-size="12pt" officeooo:rsid="00674796" style:font-size-asian="12pt" style:font-size-complex="12pt"/>
    </style:style>
    <style:style style:name="T37" style:family="text">
      <style:text-properties fo:font-size="12pt" officeooo:rsid="00691d42" style:font-size-asian="12pt" style:font-size-complex="12pt"/>
    </style:style>
    <style:style style:name="T38" style:family="text">
      <style:text-properties fo:font-size="12pt" officeooo:rsid="006a56db" style:font-size-asian="12pt" style:font-size-complex="12pt"/>
    </style:style>
    <style:style style:name="T39" style:family="text">
      <style:text-properties fo:font-size="12pt" officeooo:rsid="006b4b82" style:font-size-asian="12pt" style:font-size-complex="12pt"/>
    </style:style>
    <style:style style:name="T40" style:family="text">
      <style:text-properties officeooo:rsid="00522402"/>
    </style:style>
    <style:style style:name="T41" style:family="text">
      <style:text-properties officeooo:rsid="005c1ad6"/>
    </style:style>
    <style:style style:name="T42" style:family="text">
      <style:text-properties officeooo:rsid="005e090e"/>
    </style:style>
    <style:style style:name="T43" style:family="text">
      <style:text-properties officeooo:rsid="0053efb8"/>
    </style:style>
    <style:style style:name="T44" style:family="text">
      <style:text-properties officeooo:rsid="005f5057"/>
    </style:style>
    <style:style style:name="T45" style:family="text">
      <style:text-properties officeooo:rsid="0061c9eb"/>
    </style:style>
    <style:style style:name="T46" style:family="text">
      <style:text-properties officeooo:rsid="00624b95"/>
    </style:style>
    <style:style style:name="T47" style:family="text">
      <style:text-properties officeooo:rsid="00691d42"/>
    </style:style>
    <style:style style:name="T48" style:family="text">
      <style:text-properties fo:color="#000000" loext:opacity="100%" fo:font-size="12pt" fo:font-weight="bold" officeooo:rsid="00522402" style:font-size-asian="12pt" style:font-weight-asian="bold" style:font-size-complex="12pt" style:font-weight-complex="bold"/>
    </style:style>
    <style:style style:name="T49" style:family="text">
      <style:text-properties fo:color="#000000" loext:opacity="100%" fo:font-size="12pt" fo:font-weight="bold" officeooo:rsid="00674796" style:font-size-asian="12pt" style:font-weight-asian="bold" style:font-size-complex="12pt" style:font-weight-complex="bold"/>
    </style:style>
    <style:style style:name="T50" style:family="text">
      <style:text-properties officeooo:rsid="006b4b82"/>
    </style:style>
    <style:style style:name="T51" style:family="text">
      <style:text-properties officeooo:rsid="006ba7d4"/>
    </style:style>
    <style:style style:name="T52" style:family="text">
      <style:text-properties officeooo:rsid="006da6b5"/>
    </style:style>
    <style:style style:name="T53" style:family="text">
      <style:text-properties fo:font-size="14pt" fo:font-weight="bold" officeooo:rsid="0071898b" style:font-size-asian="14pt" style:font-weight-asian="bold" style:font-size-complex="14pt" style:font-weight-complex="bold"/>
    </style:style>
    <style:style style:name="T54" style:family="text">
      <style:text-properties officeooo:rsid="0077e7e1"/>
    </style:style>
    <style:style style:name="T55" style:family="text">
      <style:text-properties officeooo:rsid="008def35"/>
    </style:style>
    <style:style style:name="T56" style:family="text">
      <style:text-properties officeooo:rsid="00910d46"/>
    </style:style>
    <style:style style:name="T57" style:family="text">
      <style:text-properties style:font-name="Calibri" fo:font-weight="bold" officeooo:rsid="00965647" style:font-weight-asian="bold" style:font-weight-complex="bold"/>
    </style:style>
    <style:style style:name="T58" style:family="text">
      <style:text-properties fo:color="#111111" loext:opacity="100%" style:font-name="Calibri" fo:font-size="16pt" fo:font-weight="bold" style:font-name-asian="CIDFont+F2" style:font-size-asian="16pt" style:font-weight-asian="bold" style:font-name-complex="CIDFont+F2" style:font-size-complex="16pt" style:font-weight-complex="bold"/>
    </style:style>
    <style:style style:name="T59" style:family="text">
      <style:text-properties fo:color="#111111" loext:opacity="100%" style:font-name="Calibri" fo:font-size="5.40000009536743pt" fo:font-weight="bold" style:font-name-asian="CIDFont+F2" style:font-size-asian="5.40000009536743pt" style:font-weight-asian="bold" style:font-name-complex="CIDFont+F2" style:font-size-complex="5.40000009536743pt" style:font-weight-complex="bold"/>
    </style:style>
    <style:style style:name="T60" style:family="text">
      <style:text-properties fo:color="#efa047" loext:opacity="100%" style:font-name="Calibri" fo:font-size="14pt" fo:font-weight="normal" style:font-name-asian="CIDFont+F2" style:font-size-asian="14pt" style:font-weight-asian="normal" style:font-name-complex="CIDFont+F2" style:font-size-complex="14pt" style:font-weight-complex="normal"/>
    </style:style>
    <style:style style:name="T61" style:family="text">
      <style:text-properties fo:color="#efa047" loext:opacity="100%" style:font-name="Calibri" fo:font-size="14pt" fo:language="pt" fo:country="BR" fo:font-weight="normal" style:font-name-asian="CIDFont+F2" style:font-size-asian="14pt" style:font-weight-asian="normal" style:font-name-complex="CIDFont+F2" style:font-size-complex="14pt" style:font-weight-complex="normal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 style:data-style-name="C129">
      <style:graphic-properties draw:textarea-vertical-align="middl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bottom" loext:decorative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bottom" loext:decorative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textarea-vertical-align="top"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528cm" fo:min-width="11.725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number:date-style style:name="C129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ulário" form:command="biblio" form:datasource="Bibliography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Caixa de texto 2" form:control-implementation="ooo:com.sun.star.form.component.TextField" xml:id="control1" form:id="control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3" form:control-implementation="ooo:com.sun.star.form.component.TextField" xml:id="control2" form:id="control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4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Campo de data 2" form:control-implementation="ooo:com.sun.star.form.component.DateField" xml:id="control4" form:id="control4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aixa de texto 5" form:control-implementation="ooo:com.sun.star.form.component.TextField" xml:id="control5" form:id="control5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Campo de data 4" form:control-implementation="ooo:com.sun.star.form.component.DateField" xml:id="control6" form:id="control6" form:min-value="1800-01-01" form:tab-index="12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aixa de texto 1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generic-control form:name="N/A" form:control-implementation="ooo:com.sun.star.form.component.NavigationToolBar" xml:id="control8" form:id="control8"/>
          <form:checkbox form:name="Caixa de seleção 5" form:control-implementation="ooo:com.sun.star.form.component.CheckBox" xml:id="control9" form:id="control9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10" form:id="control10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date form:name="Campo de data 1" form:control-implementation="ooo:com.sun.star.form.component.DateField" xml:id="control11" form:id="control11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aixa de texto 1" form:control-implementation="ooo:com.sun.star.form.component.TextField" xml:id="control12" form:id="control1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ixa de seleção 4" form:control-implementation="ooo:com.sun.star.form.component.CheckBox" xml:id="control13" form:id="control13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aixa de texto 1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ixa de texto 1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date form:name="Campo de data 3" form:control-implementation="ooo:com.sun.star.form.component.DateField" xml:id="control16" form:id="control16" form:min-value="1800-01-01" form:tab-index="1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22/02/24"/>
            </form:properties>
          </form:date>
          <form:checkbox form:name="Caixa de seleção 7" form:control-implementation="ooo:com.sun.star.form.component.CheckBox" xml:id="control17" form:id="control17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date form:name="Campo de data 1" form:control-implementation="ooo:com.sun.star.form.component.DateField" xml:id="control18" form:id="control18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Caixa de seleção 8" form:control-implementation="ooo:com.sun.star.form.component.CheckBox" xml:id="control19" form:id="control19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9" form:control-implementation="ooo:com.sun.star.form.component.CheckBox" xml:id="control20" form:id="control20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0" form:control-implementation="ooo:com.sun.star.form.component.CheckBox" xml:id="control21" form:id="control21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1" form:control-implementation="ooo:com.sun.star.form.component.CheckBox" xml:id="control22" form:id="control22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date form:name="Campo de data 1" form:control-implementation="ooo:com.sun.star.form.component.DateField" xml:id="control23" form:id="control23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Campo de data 1" form:control-implementation="ooo:com.sun.star.form.component.DateField" xml:id="control24" form:id="control24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Caixa de seleção 12" form:control-implementation="ooo:com.sun.star.form.component.CheckBox" xml:id="control25" form:id="control25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6" form:id="control26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aixa de texto 1" form:control-implementation="ooo:com.sun.star.form.component.TextField" xml:id="control27" form:id="control2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1" form:control-implementation="ooo:com.sun.star.form.component.TextField" xml:id="control28" form:id="control2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1" form:control-implementation="ooo:com.sun.star.form.component.TextField" xml:id="control29" form:id="control2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1" form:control-implementation="ooo:com.sun.star.form.component.TextField" xml:id="control30" form:id="control3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1" form:control-implementation="ooo:com.sun.star.form.component.TextField" xml:id="control31" form:id="control3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1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ixa de seleção 3" form:control-implementation="ooo:com.sun.star.form.component.CheckBox" xml:id="control33" form:id="control33" form:label="OUTR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date form:name="Campo de data 1" form:control-implementation="ooo:com.sun.star.form.component.DateField" xml:id="control34" form:id="control34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aixa de texto 1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1" form:control-implementation="ooo:com.sun.star.form.component.TextField" xml:id="control36" form:id="control3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ixa de seleção 6" form:control-implementation="ooo:com.sun.star.form.component.CheckBox" xml:id="control37" form:id="control37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date form:name="Campo de data 1" form:control-implementation="ooo:com.sun.star.form.component.DateField" xml:id="control38" form:id="control38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Campo de data 1" form:control-implementation="ooo:com.sun.star.form.component.DateField" xml:id="control39" form:id="control39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Campo de data 1" form:control-implementation="ooo:com.sun.star.form.component.DateField" xml:id="control40" form:id="control40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Campo de data 1" form:control-implementation="ooo:com.sun.star.form.component.DateField" xml:id="control41" form:id="control41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Campo de data 1" form:control-implementation="ooo:com.sun.star.form.component.DateField" xml:id="control42" form:id="control42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Campo de data 1" form:control-implementation="ooo:com.sun.star.form.component.DateField" xml:id="control43" form:id="control43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aixa de texto 6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7" form:control-implementation="ooo:com.sun.star.form.component.TextField" xml:id="control45" form:id="control4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8" form:control-implementation="ooo:com.sun.star.form.component.TextField" xml:id="control46" form:id="control4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Campo de data 3" form:control-implementation="ooo:com.sun.star.form.component.DateField" xml:id="control47" form:id="control47" form:min-value="1800-01-01" form:tab-index="1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22/02/24"/>
            </form:properties>
          </form:date>
        </form:form>
        <form:form form:name="Formulário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ixa de seleção 15" form:control-implementation="ooo:com.sun.star.form.component.CheckBox" xml:id="control48" form:id="control4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6" form:control-implementation="ooo:com.sun.star.form.component.CheckBox" xml:id="control49" form:id="control4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/A" form:control-implementation="ooo:com.sun.star.form.component.CheckBox" xml:id="control50" form:id="control50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ÃO" form:control-implementation="ooo:com.sun.star.form.component.CheckBox" xml:id="control51" form:id="control51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IM" form:control-implementation="ooo:com.sun.star.form.component.CheckBox" xml:id="control52" form:id="control52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53" form:id="control5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5" form:control-implementation="ooo:com.sun.star.form.component.CheckBox" xml:id="control54" form:id="control5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3" form:control-implementation="ooo:com.sun.star.form.component.CheckBox" xml:id="control55" form:id="control55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4" form:control-implementation="ooo:com.sun.star.form.component.CheckBox" xml:id="control56" form:id="control56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9" form:control-implementation="ooo:com.sun.star.form.component.CheckBox" xml:id="control57" form:id="control57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0" form:control-implementation="ooo:com.sun.star.form.component.CheckBox" xml:id="control58" form:id="control58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1" form:control-implementation="ooo:com.sun.star.form.component.CheckBox" xml:id="control59" form:id="control59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2" form:control-implementation="ooo:com.sun.star.form.component.CheckBox" xml:id="control60" form:id="control60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3" form:control-implementation="ooo:com.sun.star.form.component.CheckBox" xml:id="control61" form:id="control61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4" form:control-implementation="ooo:com.sun.star.form.component.CheckBox" xml:id="control62" form:id="control62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5" form:control-implementation="ooo:com.sun.star.form.component.CheckBox" xml:id="control63" form:id="control63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6" form:control-implementation="ooo:com.sun.star.form.component.CheckBox" xml:id="control64" form:id="control64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7" form:control-implementation="ooo:com.sun.star.form.component.CheckBox" xml:id="control65" form:id="control65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8" form:control-implementation="ooo:com.sun.star.form.component.CheckBox" xml:id="control66" form:id="control66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67" form:id="control67" form:label="C/ RISC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68" form:id="control68" form:label="S/ RISC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9" form:control-implementation="ooo:com.sun.star.form.component.CheckBox" xml:id="control69" form:id="control69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0" form:control-implementation="ooo:com.sun.star.form.component.CheckBox" xml:id="control70" form:id="control70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71" form:id="control71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72" form:id="control72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7" form:control-implementation="ooo:com.sun.star.form.component.CheckBox" xml:id="control73" form:id="control73" form:label="REAL E SIMULAD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8" form:control-implementation="ooo:com.sun.star.form.component.CheckBox" xml:id="control74" form:id="control74" form:label="REAL (Todos)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7" form:control-implementation="ooo:com.sun.star.form.component.CheckBox" xml:id="control75" form:id="control75" form:label="SIMULADO (Todos)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8" form:control-implementation="ooo:com.sun.star.form.component.CheckBox" xml:id="control76" form:id="control76" form:label="REAL (Todas as funções)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7" form:control-implementation="ooo:com.sun.star.form.component.CheckBox" xml:id="control77" form:id="control77" form:label="REAL E SIMULADO (Algumas Funções)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9" form:control-implementation="ooo:com.sun.star.form.component.CheckBox" xml:id="control78" form:id="control7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0" form:control-implementation="ooo:com.sun.star.form.component.CheckBox" xml:id="control79" form:id="control7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1" form:control-implementation="ooo:com.sun.star.form.component.CheckBox" xml:id="control80" form:id="control8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2" form:control-implementation="ooo:com.sun.star.form.component.CheckBox" xml:id="control81" form:id="control8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82" form:id="control8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83" form:id="control8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57" draw:name="Controle 60" draw:style-name="gr4" draw:text-style-name="P60" svg:width="4.382cm" svg:height="0.415cm" svg:x="1.277cm" svg:y="26.296cm" draw:control="control75"/>
      <draw:control text:anchor-type="page" text:anchor-page-number="1" draw:z-index="56" draw:name="Controle 59" draw:style-name="gr4" draw:text-style-name="P59" svg:width="5.118cm" svg:height="0.398cm" svg:x="1.291cm" svg:y="24.747cm" draw:control="control74"/>
      <draw:control text:anchor-type="page" text:anchor-page-number="1" draw:z-index="55" draw:name="Controle 58" draw:style-name="gr4" draw:text-style-name="P62" svg:width="4.382cm" svg:height="0.415cm" svg:x="1.277cm" svg:y="25.522cm" draw:control="control73"/>
      <draw:control text:anchor-type="page" text:anchor-page-number="1" draw:z-index="26" draw:name="Controle 25" draw:style-name="gr4" draw:text-style-name="P64" svg:width="1.696cm" svg:height="0.398cm" svg:x="4.519cm" svg:y="7.521cm" draw:control="control56"/>
      <draw:control text:anchor-type="page" text:anchor-page-number="1" draw:z-index="25" draw:name="Controle 24" draw:style-name="gr4" draw:text-style-name="P60" svg:width="1.724cm" svg:height="0.415cm" svg:x="6.214cm" svg:y="7.504cm" draw:control="control55"/>
      <draw:control text:anchor-type="page" text:anchor-page-number="1" draw:z-index="24" draw:name="Controle 23" draw:style-name="gr4" draw:text-style-name="P61" svg:width="1.973cm" svg:height="0.398cm" svg:x="7.938cm" svg:y="7.521cm" draw:control="control13"/>
      <draw:control text:anchor-type="page" text:anchor-page-number="1" draw:z-index="21" draw:name="Controle 20" draw:style-name="gr4" draw:text-style-name="P64" svg:width="1.696cm" svg:height="0.398cm" svg:x="1.291cm" svg:y="19.676cm" draw:control="control53"/>
      <draw:control text:anchor-type="page" text:anchor-page-number="1" draw:z-index="20" draw:name="Controle 19" draw:style-name="gr4" draw:text-style-name="P65" svg:width="1.724cm" svg:height="0.415cm" svg:x="2.986cm" svg:y="19.659cm" draw:control="control54"/>
      <draw:control text:anchor-type="page" text:anchor-page-number="1" draw:z-index="19" draw:name="Controle 18" draw:style-name="gr4" draw:text-style-name="P61" svg:width="1.95cm" svg:height="0.398cm" svg:x="4.71cm" svg:y="19.676cm" draw:control="control10"/>
      <draw:control text:anchor-type="page" text:anchor-page-number="1" draw:z-index="18" draw:name="Controle 17" draw:style-name="gr4" draw:text-style-name="P64" svg:width="1.696cm" svg:height="0.398cm" svg:x="2.036cm" svg:y="16.362cm" draw:control="control52"/>
      <draw:control text:anchor-type="page" text:anchor-page-number="1" draw:z-index="17" draw:name="Controle 14" draw:style-name="gr4" draw:text-style-name="P65" svg:width="1.555cm" svg:height="0.415cm" svg:x="3.731cm" svg:y="16.344cm" draw:control="control51"/>
      <draw:control text:anchor-type="page" text:anchor-page-number="1" draw:z-index="16" draw:name="Controle 6" draw:style-name="gr4" draw:text-style-name="P61" svg:width="1.955cm" svg:height="0.398cm" svg:x="5.454cm" svg:y="16.362cm" draw:control="control50"/>
      <draw:control text:anchor-type="page" text:anchor-page-number="1" draw:z-index="15" draw:name="Controle 16" draw:style-name="gr4" draw:text-style-name="P64" svg:width="1.696cm" svg:height="0.398cm" svg:x="1.291cm" svg:y="14.85cm" draw:control="control49"/>
      <draw:control text:anchor-type="page" text:anchor-page-number="1" draw:z-index="14" draw:name="Controle 13" draw:style-name="gr4" draw:text-style-name="P65" svg:width="1.724cm" svg:height="0.415cm" svg:x="2.986cm" svg:y="14.833cm" draw:control="control48"/>
      <draw:control text:anchor-type="page" text:anchor-page-number="1" draw:z-index="13" draw:name="Controle 12" draw:style-name="gr4" draw:text-style-name="P61" svg:width="1.95cm" svg:height="0.398cm" svg:x="4.71cm" svg:y="14.85cm" draw:control="control9"/>
      <text:p text:style-name="Standard"/>
      <table:table table:name="Tabela1" table:style-name="Tabela1" table:template-name="Default Style">
        <table:table-column table:style-name="Tabela1.A"/>
        <table:table-row table:style-name="Tabela1.1">
          <table:table-cell table:style-name="Tabela1.A1" office:value-type="string">
            <text:p text:style-name="P2"><text:span text:style-name="T22">Projeto:</text:span> <draw:control text:anchor-type="as-char" draw:z-index="5" draw:name="Controle 1" draw:style-name="gr6" draw:text-style-name="P58" svg:width="19.07cm" svg:height="0.701cm" draw:control="control1"/></text:p>
          </table:table-cell>
        </table:table-row>
      </table:table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9"><text:span text:style-name="T3">Bay:</text:span> <draw:control text:anchor-type="as-char" svg:y="-0.46cm" draw:z-index="6" draw:name="Controle 2" draw:style-name="gr2" draw:text-style-name="P58" svg:width="5.811cm" svg:height="0.701cm" draw:control="control2"/></text:p>
          </table:table-cell>
          <table:table-cell table:style-name="Tabela2.A1" office:value-type="string">
            <text:p text:style-name="P7">Painel: <draw:control text:anchor-type="as-char" svg:y="-0.48cm" draw:z-index="7" draw:name="Controle 3" draw:style-name="gr2" draw:text-style-name="P58" svg:width="5.321cm" svg:height="0.701cm" draw:control="control3"/></text:p>
          </table:table-cell>
          <table:table-cell table:style-name="Tabela2.A1" office:value-type="string">
            <text:p text:style-name="P8">IED: <draw:control text:anchor-type="as-char" svg:y="-0.55cm" draw:z-index="10" draw:name="Controle 11" draw:style-name="gr2" draw:text-style-name="P58" svg:width="5.77cm" svg:height="0.701cm" draw:control="control5"/></text:p>
          </table:table-cell>
        </table:table-row>
      </table:table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"><draw:control text:anchor-type="paragraph" draw:z-index="8" draw:name="Controle 8" draw:style-name="gr1" draw:text-style-name="P57" svg:width="2.5cm" svg:height="0.701cm" svg:x="2.812cm" svg:y="0.011cm" draw:control="control16"/><text:span text:style-name="T1">Data de </text:span><text:span text:style-name="T2">e</text:span><text:span text:style-name="T1">nvio</text:span>:</text:p>
            <text:p text:style-name="P3"/>
          </table:table-cell>
          <table:table-cell table:style-name="Tabela3.A1" office:value-type="string">
            <text:p text:style-name="P6"><draw:control text:anchor-type="paragraph" draw:z-index="9" draw:name="Controle 5" draw:style-name="gr1" draw:text-style-name="P57" svg:width="2.5cm" svg:height="0.701cm" svg:x="2.612cm" svg:y="0.011cm" draw:control="control4"/><text:span text:style-name="T1">Data </text:span><text:span text:style-name="T10">do TAC</text:span><text:span text:style-name="T9">:</text:span> </text:p>
          </table:table-cell>
          <table:table-cell table:style-name="Tabela3.A1" office:value-type="string">
            <text:p text:style-name="P4"><draw:control text:anchor-type="paragraph" draw:z-index="11" draw:name="Controle 4" draw:style-name="gr1" draw:text-style-name="P57" svg:width="2.5cm" svg:height="0.701cm" svg:x="3.353cm" svg:y="0.011cm" draw:control="control6"/><text:span text:style-name="T1">Data </text:span><text:span text:style-name="T10">para retorno</text:span>:</text:p>
            <text:p text:style-name="P4"><text:span text:style-name="T12">Prazo</text:span><text:span text:style-name="T11">: </text:span><text:span text:style-name="T13">15 dias</text:span> </text:p>
          </table:table-cell>
        </table:table-row>
      </table:table>
      <text:list text:style-name="L1">
        <text:list-header>
          <text:p text:style-name="P34"><text:span text:style-name="T41">PREENCHIMENTO </text:span>PSI</text:p>
        </text:list-header>
        <text:list-item>
          <text:p text:style-name="P36">Foi realizado TAF? </text:p>
          <text:list>
            <text:list-item>
              <text:list>
                <text:list-header>
                  <text:p text:style-name="P36">Se <text:span text:style-name="T3">NÃO</text:span>, qual motivo: <draw:control text:anchor-type="as-char" svg:y="-0.434cm" draw:z-index="27" draw:name="Controle 26" draw:style-name="gr2" draw:text-style-name="P58" svg:width="13.921cm" svg:height="0.701cm" draw:control="control14"/></text:p>
                </text:list-header>
              </text:list>
            </text:list-item>
          </text:list>
        </text:list-item>
      </text:list>
      <text:p text:style-name="P12"><text:span text:style-name="T43"><text:tab/><text:tab/>Se </text:span><text:span text:style-name="T5">SIM</text:span><text:span text:style-name="T43">, qual </text:span><text:span text:style-name="T42">a revisão/versão dos documentos (funcionais, lógicos, construtivos e caso houver, Estudo):</text:span></text:p>
      <text:p text:style-name="P13"><text:tab/><text:tab/><text:tab/><draw:control text:anchor-type="as-char" svg:y="-1.847cm" draw:z-index="28" draw:name="Controle 28" draw:style-name="gr5" draw:text-style-name="P58" svg:width="16.408cm" svg:height="3.066cm" draw:control="control15"/></text:p>
      <text:list xml:id="list193617062810880" text:continue-numbering="true" text:style-name="L1">
        <text:list-header>
          <text:p text:style-name="P35"><text:span text:style-name="T41">PREENCHIMENTO </text:span><text:span text:style-name="T56">DO CLIENTE</text:span></text:p>
        </text:list-header>
        <text:list-item>
          <text:p text:style-name="P37"><text:span text:style-name="T14">A revisão/</text:span><text:span text:style-name="T44">versão</text:span><text:span text:style-name="T14"> do </text:span><text:span text:style-name="T40">D</text:span><text:span text:style-name="T14">iagrama </text:span><text:span text:style-name="T40">Funcional </text:span><text:span text:style-name="T14">utilizado em campo é a mesma do aprovado e </text:span><text:span text:style-name="T47">enviado</text:span><text:span text:style-name="T15"> </text:span><text:span text:style-name="T14">para a PSI?</text:span></text:p>
          <text:list>
            <text:list-header>
              <text:p text:style-name="P37"/>
              <text:p text:style-name="P38"><text:span text:style-name="T15">Se </text:span><text:span text:style-name="T4">NÃO</text:span><text:span text:style-name="T17">, foi enviado para o conhecimento da PSI com antecedência a data de comissionamento?</text:span></text:p>
              <text:p text:style-name="P38"/>
            </text:list-header>
            <text:list-item>
              <text:p text:style-name="P38"><text:span text:style-name="T19">Confirme a </text:span><text:span text:style-name="T17">revisão</text:span><text:span text:style-name="T21">/versão</text:span><text:span text:style-name="T17"> </text:span><text:span text:style-name="T18">final </text:span><text:span text:style-name="T21">do funcional</text:span><text:span text:style-name="T18">:</text:span><text:span text:style-name="T17"> </text:span><text:span text:style-name="T17"><draw:control text:anchor-type="as-char" svg:y="-0.439cm" draw:z-index="12" draw:name="Controle 15" draw:style-name="gr2" draw:text-style-name="P58" svg:width="10.57cm" svg:height="0.701cm" draw:control="control7"/></text:span></text:p>
            </text:list-item>
          </text:list>
          <text:p text:style-name="P39"/>
        </text:list-item>
        <text:list-item>
          <text:p text:style-name="P39">O Estudo (Ordem de Ajuste) foi enviado para a PSI?</text:p>
        </text:list-item>
      </text:list>
      <text:p text:style-name="P11"/>
      <text:list text:style-name="L2">
        <text:list-item>
          <text:list>
            <text:list-header>
              <text:p text:style-name="P40">Se <text:span text:style-name="T3">SIM</text:span>, c<text:span text:style-name="T19">onfirme </text:span><text:span text:style-name="T20">a </text:span><text:span text:style-name="T17">revisão </text:span><text:span text:style-name="T16">final:</text:span><text:span text:style-name="T17"> </text:span><text:span text:style-name="T17"><draw:control text:anchor-type="as-char" svg:y="-0.455cm" draw:z-index="23" draw:name="Controle 22" draw:style-name="gr2" draw:text-style-name="P58" svg:width="12.66cm" svg:height="0.701cm" draw:control="control12"/></text:span></text:p>
              <text:p text:style-name="P46"><draw:control text:anchor-type="paragraph" draw:z-index="22" draw:name="Controle 21" draw:style-name="gr1" draw:text-style-name="P57" svg:width="2.5cm" svg:height="0.6cm" svg:x="7.28cm" svg:y="-0.019cm" draw:control="control11"/><text:span text:style-name="T26">S</text:span><text:span text:style-name="T27">e </text:span><text:span text:style-name="T23">NÃO</text:span><text:span text:style-name="T27">, quando será enviado:</text:span><text:span text:style-name="T18"> </text:span></text:p>
            </text:list-header>
          </text:list>
        </text:list-item>
      </text:list>
      <text:p text:style-name="P17"/>
      <text:list text:continue-list="list193617062810880" text:style-name="L1">
        <text:list-item>
          <text:p text:style-name="P50">Os testes de lógicas de controle e intertravamento serão testados de forma real ou há a necessidade de um ou </text:p>
          <text:p text:style-name="P50">outro serem simulado?</text:p>
        </text:list-item>
      </text:list>
      <text:p text:style-name="P15"><text:tab/></text:p>
      <text:p text:style-name="P15"><text:tab/></text:p>
      <text:p text:style-name="P25"><text:span text:style-name="T31"/></text:p>
      <text:p text:style-name="P16"><text:tab/></text:p>
      <text:p text:style-name="P31"><text:soft-page-break/><text:span text:style-name="T36"><text:tab/>Caso </text:span><text:span text:style-name="T49">REAL E SIMULADO</text:span><text:span text:style-name="T36">, q</text:span><text:span text:style-name="T31">uais </text:span><text:span text:style-name="T34">serão simulados?</text:span></text:p>
      <text:p text:style-name="P29"><text:span text:style-name="T31"><text:tab/></text:span><text:span text:style-name="T31"><draw:control text:anchor-type="as-char" svg:y="-0.409cm" draw:z-index="58" draw:name="Controle 57" draw:style-name="gr2" draw:text-style-name="P58" svg:width="18.911cm" svg:height="0.701cm" draw:control="control27"/></text:span></text:p>
      <text:p text:style-name="P29"><text:span text:style-name="T31"><text:tab/></text:span><text:span text:style-name="T34">Q</text:span><text:span text:style-name="T31">ua</text:span><text:span text:style-name="T34">l o motivo</text:span><text:span text:style-name="T31">?</text:span></text:p>
      <text:p text:style-name="P29"><text:span text:style-name="T31"><text:tab/></text:span><text:span text:style-name="T31"><draw:control text:anchor-type="as-char" svg:y="-0.409cm" draw:z-index="59" draw:name="Controle 61" draw:style-name="gr2" draw:text-style-name="P58" svg:width="18.911cm" svg:height="0.701cm" draw:control="control28"/></text:span></text:p>
      <text:p text:style-name="P29"><text:span text:style-name="T34"><text:s/><text:tab/>Q</text:span><text:span text:style-name="T31">ua</text:span><text:span text:style-name="T34">l o planejamento da ISA CTEEP </text:span><text:span text:style-name="T35">para a validação de forma simulada</text:span><text:span text:style-name="T31">?</text:span></text:p>
      <text:p text:style-name="P29"><text:span text:style-name="T31"><text:tab/></text:span><text:span text:style-name="T31"><draw:control text:anchor-type="as-char" svg:y="-0.409cm" draw:z-index="60" draw:name="Controle 62" draw:style-name="gr2" draw:text-style-name="P58" svg:width="18.911cm" svg:height="0.701cm" draw:control="control29"/></text:span></text:p>
      <text:p text:style-name="P23"><text:span text:style-name="T31"/></text:p>
      <text:list text:continue-numbering="true" text:style-name="L1">
        <text:list-item>
          <text:p text:style-name="P41">Todos os testes de proteção poderão ser realizados de forma real ou há a necessidade de um ou outro simulado?</text:p>
        </text:list-item>
      </text:list>
      <text:p text:style-name="P23"><text:span text:style-name="T31"><text:tab/></text:span><draw:control text:anchor-type="char" draw:z-index="61" draw:name="Controle 63" draw:style-name="gr3" draw:text-style-name="P59" svg:width="5.867cm" svg:height="0.398cm" svg:x="1.291cm" svg:y="0.034cm" draw:control="control76"/></text:p>
      <text:p text:style-name="P24"><draw:control text:anchor-type="char" draw:z-index="62" draw:name="Controle 64" draw:style-name="gr3" draw:text-style-name="P60" svg:width="8.633cm" svg:height="0.415cm" svg:x="1.277cm" svg:y="0.263cm" draw:control="control77"/><text:span text:style-name="T31"><text:tab/></text:span></text:p>
      <text:p text:style-name="P30"><text:span text:style-name="T31"><text:tab/></text:span><text:span text:style-name="T36">Caso </text:span><text:span text:style-name="T49">REAL E SIMULADO</text:span><text:span text:style-name="T36">, q</text:span><text:span text:style-name="T31">uais </text:span><text:span text:style-name="T37">funções e testes </text:span><text:span text:style-name="T34">serão simulados?</text:span></text:p>
      <text:p text:style-name="P30"><text:span text:style-name="T31"><text:tab/></text:span><text:span text:style-name="T31"><draw:control text:anchor-type="as-char" svg:y="-0.409cm" draw:z-index="63" draw:name="Controle 65" draw:style-name="gr2" draw:text-style-name="P58" svg:width="18.911cm" svg:height="0.701cm" draw:control="control30"/></text:span></text:p>
      <text:p text:style-name="P30"><text:span text:style-name="T31"><text:tab/></text:span><text:span text:style-name="T34">Q</text:span><text:span text:style-name="T31">ua</text:span><text:span text:style-name="T34">l o motivo</text:span><text:span text:style-name="T31">?</text:span></text:p>
      <text:p text:style-name="P30"><text:span text:style-name="T31"><text:tab/></text:span><text:span text:style-name="T31"><draw:control text:anchor-type="as-char" svg:y="-0.409cm" draw:z-index="65" draw:name="Controle 67" draw:style-name="gr2" draw:text-style-name="P58" svg:width="18.911cm" svg:height="0.701cm" draw:control="control32"/></text:span></text:p>
      <text:p text:style-name="P30"><text:span text:style-name="T34"><text:s/><text:tab/>Q</text:span><text:span text:style-name="T31">ua</text:span><text:span text:style-name="T34">l o planejamento da ISA CTEEP </text:span><text:span text:style-name="T35">para a validação de forma simulada</text:span><text:span text:style-name="T31">?</text:span></text:p>
      <text:p text:style-name="P30"><text:span text:style-name="T31"><text:tab/></text:span><text:span text:style-name="T31"><draw:control text:anchor-type="as-char" svg:y="-0.409cm" draw:z-index="64" draw:name="Controle 66" draw:style-name="gr2" draw:text-style-name="P58" svg:width="18.911cm" svg:height="0.701cm" draw:control="control31"/></text:span></text:p>
      <text:p text:style-name="P26"><text:span text:style-name="T31"/></text:p>
      <text:list text:continue-numbering="true" text:style-name="L1">
        <text:list-item>
          <text:p text:style-name="P50">Os serviços civis estão completos e adequados para iniciar o comissionamento?</text:p>
        </text:list-item>
      </text:list>
      <text:p text:style-name="P26"><text:span text:style-name="T31"><text:tab/></text:span><draw:control text:anchor-type="char" draw:z-index="74" draw:name="Controle 76" draw:style-name="gr3" draw:text-style-name="P61" svg:width="2.2cm" svg:height="0.398cm" svg:x="4.71cm" svg:y="0.102cm" draw:control="control37"/><draw:control text:anchor-type="char" draw:z-index="75" draw:name="Controle 77" draw:style-name="gr3" draw:text-style-name="P60" svg:width="1.724cm" svg:height="0.415cm" svg:x="2.986cm" svg:y="0.085cm" draw:control="control82"/><draw:control text:anchor-type="char" draw:z-index="76" draw:name="Controle 78" draw:style-name="gr3" draw:text-style-name="P59" svg:width="1.696cm" svg:height="0.398cm" svg:x="1.291cm" svg:y="0.102cm" draw:control="control83"/></text:p>
      <text:p text:style-name="P28"><draw:control text:anchor-type="paragraph" draw:z-index="77" draw:name="Controle 79" draw:style-name="gr1" draw:text-style-name="P57" svg:width="2.5cm" svg:height="0.6cm" svg:x="4.69cm" svg:y="-0.009cm" draw:control="control38"/><text:span text:style-name="T30"><text:tab/>Caso</text:span><text:span text:style-name="T27"> </text:span><text:span text:style-name="T48">NÃO</text:span><text:span text:style-name="T27">, quando: </text:span></text:p>
      <text:list text:continue-numbering="true" text:style-name="L1">
        <text:list-header>
          <text:p text:style-name="P53"><text:span text:style-name="T37"/></text:p>
        </text:list-header>
        <text:list-item>
          <text:p text:style-name="P53"><text:span text:style-name="T37">Todos os testes de cablagem e conferências de polaridade estarão concluídos antes do início dos testes </text:span><text:span text:style-name="T38">do SPCS?</text:span></text:p>
        </text:list-item>
      </text:list>
      <text:p text:style-name="P26"><text:span text:style-name="T31"><text:tab/></text:span><draw:control text:anchor-type="char" draw:z-index="66" draw:name="Controle 68" draw:style-name="gr3" draw:text-style-name="P62" svg:width="2.2cm" svg:height="0.398cm" svg:x="4.71cm" svg:y="0.102cm" draw:control="control33"/><draw:control text:anchor-type="char" draw:z-index="67" draw:name="Controle 69" draw:style-name="gr3" draw:text-style-name="P60" svg:width="1.724cm" svg:height="0.415cm" svg:x="2.986cm" svg:y="0.085cm" draw:control="control78"/><draw:control text:anchor-type="char" draw:z-index="68" draw:name="Controle 70" draw:style-name="gr3" draw:text-style-name="P59" svg:width="1.696cm" svg:height="0.398cm" svg:x="1.291cm" svg:y="0.102cm" draw:control="control79"/></text:p>
      <text:p text:style-name="P26"><draw:control text:anchor-type="paragraph" draw:z-index="69" draw:name="Controle 71" draw:style-name="gr1" draw:text-style-name="P57" svg:width="2.5cm" svg:height="0.6cm" svg:x="4.69cm" svg:y="-0.019cm" draw:control="control34"/><text:span text:style-name="T31"><text:tab/></text:span><text:span text:style-name="T30">Caso</text:span><text:span text:style-name="T27"> </text:span><text:span text:style-name="T48">NÃO</text:span><text:span text:style-name="T27">, quando: </text:span></text:p>
      <text:p text:style-name="P27"><text:span text:style-name="T31"><text:tab/></text:span><text:span text:style-name="T39">Caso</text:span><text:span text:style-name="T27"> </text:span><text:span text:style-name="T25">OUTRO</text:span><text:span text:style-name="T27">, </text:span><text:span text:style-name="T29">qual o planejamento da ISA CTEEP</text:span><text:span text:style-name="T27">:</text:span></text:p>
      <text:p text:style-name="P27"><text:span text:style-name="T27"><text:tab/></text:span><text:span text:style-name="T27"><draw:control text:anchor-type="as-char" svg:y="-0.409cm" draw:z-index="70" draw:name="Controle 72" draw:style-name="gr2" draw:text-style-name="P58" svg:width="18.911cm" svg:height="0.701cm" draw:control="control35"/></text:span></text:p>
      <text:p text:style-name="P27"><text:span text:style-name="T27"/></text:p>
      <text:list text:continue-numbering="true" text:style-name="L1">
        <text:list-item>
          <text:p text:style-name="P42">Os aterramentos dos painéis e malha de terra estão prontos e verificados?</text:p>
        </text:list-item>
      </text:list>
      <text:p text:style-name="P18"><text:span text:style-name="T33"><text:tab/></text:span><draw:control text:anchor-type="char" draw:z-index="29" draw:name="Controle 37" draw:style-name="gr3" draw:text-style-name="P61" svg:width="2.2cm" svg:height="0.398cm" svg:x="4.71cm" svg:y="0.102cm" draw:control="control17"/><draw:control text:anchor-type="char" draw:z-index="30" draw:name="Controle 38" draw:style-name="gr3" draw:text-style-name="P60" svg:width="1.724cm" svg:height="0.415cm" svg:x="2.986cm" svg:y="0.085cm" draw:control="control57"/><draw:control text:anchor-type="char" draw:z-index="31" draw:name="Controle 39" draw:style-name="gr3" draw:text-style-name="P59" svg:width="1.696cm" svg:height="0.398cm" svg:x="1.291cm" svg:y="0.102cm" draw:control="control58"/></text:p>
      <text:p text:style-name="P18"><draw:control text:anchor-type="paragraph" draw:z-index="32" draw:name="Controle 7" draw:style-name="gr1" draw:text-style-name="P57" svg:width="2.5cm" svg:height="0.6cm" svg:x="4.69cm" svg:y="0.026cm" draw:control="control18"/><text:span text:style-name="T33"><text:tab/></text:span><text:span text:style-name="T39">Caso</text:span><text:span text:style-name="T27"> </text:span><text:span text:style-name="T23">NÃO</text:span><text:span text:style-name="T27">, quando: </text:span></text:p>
      <text:list text:continue-numbering="true" text:style-name="L1">
        <text:list-header>
          <text:p text:style-name="P47"/>
        </text:list-header>
        <text:list-item>
          <text:p text:style-name="P47">Existe uma cópia atualizada do <text:span text:style-name="T52">funcional</text:span> disponível <text:span text:style-name="T52">e</text:span><text:span text:style-name="T45">m campo para </text:span><text:span text:style-name="T52">a </text:span><text:span text:style-name="T45">PSI</text:span>? </text:p>
        </text:list-item>
      </text:list>
      <text:p text:style-name="P18"><text:tab/><draw:control text:anchor-type="char" draw:z-index="33" draw:name="Controle 9" draw:style-name="gr3" draw:text-style-name="P61" svg:width="2.2cm" svg:height="0.398cm" svg:x="4.71cm" svg:y="0.102cm" draw:control="control19"/><draw:control text:anchor-type="char" draw:z-index="34" draw:name="Controle 10" draw:style-name="gr3" draw:text-style-name="P60" svg:width="1.724cm" svg:height="0.415cm" svg:x="2.986cm" svg:y="0.085cm" draw:control="control59"/><draw:control text:anchor-type="char" draw:z-index="35" draw:name="Controle 40" draw:style-name="gr3" draw:text-style-name="P59" svg:width="1.696cm" svg:height="0.398cm" svg:x="1.291cm" svg:y="0.102cm" draw:control="control60"/></text:p>
      <text:p text:style-name="P18"><draw:control text:anchor-type="paragraph" draw:z-index="45" draw:name="Controle 41" draw:style-name="gr1" draw:text-style-name="P57" svg:width="2.5cm" svg:height="0.6cm" svg:x="4.69cm" svg:y="0.004cm" draw:control="control23"/><text:tab/><text:span text:style-name="T50">Caso</text:span><text:span text:style-name="T27"> </text:span><text:span text:style-name="T23">NÃO</text:span><text:span text:style-name="T27">, quando: </text:span></text:p>
      <text:list text:continue-numbering="true" text:style-name="L1">
        <text:list-item>
          <text:p text:style-name="P47"><text:soft-page-break/>OS TP´s e TC´s estão instalados, cablados e com polaridades verificadas?</text:p>
          <text:p text:style-name="P47"><draw:control text:anchor-type="char" draw:z-index="36" draw:name="Controle 27" draw:style-name="gr3" draw:text-style-name="P61" svg:width="2.2cm" svg:height="0.398cm" svg:x="4.71cm" svg:y="0.102cm" draw:control="control20"/><draw:control text:anchor-type="char" draw:z-index="37" draw:name="Controle 29" draw:style-name="gr3" draw:text-style-name="P60" svg:width="1.724cm" svg:height="0.415cm" svg:x="2.986cm" svg:y="0.085cm" draw:control="control61"/><draw:control text:anchor-type="char" draw:z-index="38" draw:name="Controle 30" draw:style-name="gr3" draw:text-style-name="P59" svg:width="1.696cm" svg:height="0.398cm" svg:x="1.291cm" svg:y="0.102cm" draw:control="control62"/></text:p>
          <text:p text:style-name="P48"><draw:control text:anchor-type="paragraph" draw:z-index="46" draw:name="Controle 42" draw:style-name="gr1" draw:text-style-name="P57" svg:width="2.5cm" svg:height="0.6cm" svg:x="4.69cm" svg:y="0.049cm" draw:control="control24"/><text:span text:style-name="T30">Caso</text:span><text:span text:style-name="T27"> </text:span><text:span text:style-name="T23">NÃO</text:span><text:span text:style-name="T27">, quando:</text:span> </text:p>
        </text:list-item>
      </text:list>
      <text:p text:style-name="P18"/>
      <text:list text:continue-numbering="true" text:style-name="L1">
        <text:list-item>
          <text:p text:style-name="P47">Os painéis do SPCS estão devidamente instalados e energizados? </text:p>
        </text:list-item>
      </text:list>
      <text:p text:style-name="P18"><text:tab/><draw:control text:anchor-type="char" draw:z-index="39" draw:name="Controle 31" draw:style-name="gr3" draw:text-style-name="P61" svg:width="2.2cm" svg:height="0.398cm" svg:x="4.71cm" svg:y="0.102cm" draw:control="control21"/><draw:control text:anchor-type="char" draw:z-index="40" draw:name="Controle 32" draw:style-name="gr3" draw:text-style-name="P60" svg:width="1.724cm" svg:height="0.415cm" svg:x="2.986cm" svg:y="0.085cm" draw:control="control63"/><draw:control text:anchor-type="char" draw:z-index="41" draw:name="Controle 33" draw:style-name="gr3" draw:text-style-name="P63" svg:width="1.696cm" svg:height="0.398cm" svg:x="1.291cm" svg:y="0.102cm" draw:control="control64"/></text:p>
      <text:p text:style-name="P19"><draw:control text:anchor-type="paragraph" draw:z-index="78" draw:name="Controle 43" draw:style-name="gr1" draw:text-style-name="P57" svg:width="2.5cm" svg:height="0.6cm" svg:x="4.69cm" svg:y="0.049cm" draw:control="control39"/><text:tab/><text:span text:style-name="T50">Caso</text:span><text:span text:style-name="T27"> </text:span><text:span text:style-name="T23">NÃO</text:span><text:span text:style-name="T27">, quando: </text:span></text:p>
      <text:list text:continue-numbering="true" text:style-name="L1">
        <text:list-header>
          <text:p text:style-name="P47"/>
        </text:list-header>
        <text:list-item>
          <text:p text:style-name="P47">A documentaç<text:span text:style-name="T46">ão</text:span> para <text:span text:style-name="T46">a </text:span>realização d<text:span text:style-name="T46">as</text:span> atividades <text:span text:style-name="T46">de comissionamento </text:span>estão <text:span text:style-name="T46">criadas e</text:span> aprovadas?</text:p>
        </text:list-item>
      </text:list>
      <text:p text:style-name="P21"><text:tab/><draw:control text:anchor-type="char" draw:z-index="42" draw:name="Controle 34" draw:style-name="gr3" draw:text-style-name="P61" svg:width="2.449cm" svg:height="0.398cm" svg:x="4.71cm" svg:y="0.102cm" draw:control="control22"/><draw:control text:anchor-type="char" draw:z-index="43" draw:name="Controle 35" draw:style-name="gr3" draw:text-style-name="P60" svg:width="1.724cm" svg:height="0.415cm" svg:x="2.986cm" svg:y="0.085cm" draw:control="control65"/><draw:control text:anchor-type="char" draw:z-index="44" draw:name="Controle 36" draw:style-name="gr3" draw:text-style-name="P59" svg:width="1.696cm" svg:height="0.398cm" svg:x="1.291cm" svg:y="0.102cm" draw:control="control66"/></text:p>
      <text:p text:style-name="P19"><draw:control text:anchor-type="paragraph" draw:z-index="79" draw:name="Controle 44" draw:style-name="gr1" draw:text-style-name="P57" svg:width="2.5cm" svg:height="0.6cm" svg:x="4.69cm" svg:y="0.049cm" draw:control="control40"/><text:tab/><text:span text:style-name="T50">Caso</text:span><text:span text:style-name="T27"> </text:span><text:span text:style-name="T23">NÃO</text:span><text:span text:style-name="T27">, quando: </text:span></text:p>
      <text:p text:style-name="P19"><draw:control text:anchor-type="char" draw:z-index="47" draw:name="Controle 46" draw:style-name="gr3" draw:text-style-name="P60" svg:width="2.673cm" svg:height="0.415cm" svg:x="13.404cm" svg:y="0.062cm" draw:control="control67"/><draw:control text:anchor-type="char" draw:z-index="48" draw:name="Controle 47" draw:style-name="gr3" draw:text-style-name="P59" svg:width="2.867cm" svg:height="0.398cm" svg:x="10.425cm" svg:y="0.079cm" draw:control="control68"/><text:span text:style-name="T27"><text:tab/></text:span><text:span text:style-name="T30">Caso</text:span><text:span text:style-name="T28"> </text:span><text:span text:style-name="T24">SIM</text:span><text:span text:style-name="T28">, com risco ou sem risco de desligamento?</text:span><text:span text:style-name="T27"> </text:span></text:p>
      <text:list text:continue-numbering="true" text:style-name="L1">
        <text:list-header>
          <text:p text:style-name="P49"/>
        </text:list-header>
        <text:list-item>
          <text:p text:style-name="P49">As documentações para <text:span text:style-name="T46">a </text:span>realização d<text:span text:style-name="T46">as</text:span> atividades <text:span text:style-name="T46">no supervisório SAGE </text:span>estão <text:span text:style-name="T46">criadas e</text:span> aprovadas?</text:p>
        </text:list-item>
      </text:list>
      <text:p text:style-name="P21"><text:tab/><draw:control text:anchor-type="char" draw:z-index="49" draw:name="Controle 45" draw:style-name="gr3" draw:text-style-name="P61" svg:width="2.449cm" svg:height="0.398cm" svg:x="4.71cm" svg:y="0.102cm" draw:control="control25"/><draw:control text:anchor-type="char" draw:z-index="50" draw:name="Controle 48" draw:style-name="gr3" draw:text-style-name="P60" svg:width="1.724cm" svg:height="0.415cm" svg:x="2.986cm" svg:y="0.085cm" draw:control="control69"/><draw:control text:anchor-type="char" draw:z-index="51" draw:name="Controle 49" draw:style-name="gr3" draw:text-style-name="P59" svg:width="1.696cm" svg:height="0.398cm" svg:x="1.291cm" svg:y="0.102cm" draw:control="control70"/></text:p>
      <text:p text:style-name="P20"><draw:control text:anchor-type="paragraph" draw:z-index="80" draw:name="Controle 50" draw:style-name="gr1" draw:text-style-name="P57" svg:width="2.5cm" svg:height="0.6cm" svg:x="4.69cm" svg:y="0.049cm" draw:control="control41"/><text:tab/><text:span text:style-name="T50">Caso</text:span><text:span text:style-name="T27"> </text:span><text:span text:style-name="T23">NÃO</text:span><text:span text:style-name="T27">, quando: </text:span></text:p>
      <text:list text:continue-numbering="true" text:style-name="L1">
        <text:list-header>
          <text:p text:style-name="P54"/>
        </text:list-header>
        <text:list-item>
          <text:p text:style-name="P54">Informado a área do COT para a realização dos testes com o N3?</text:p>
        </text:list-item>
      </text:list>
      <text:p text:style-name="P21"><text:tab/><draw:control text:anchor-type="char" draw:z-index="52" draw:name="Controle 51" draw:style-name="gr3" draw:text-style-name="P61" svg:width="2.2cm" svg:height="0.398cm" svg:x="4.71cm" svg:y="0.102cm" draw:control="control26"/><draw:control text:anchor-type="char" draw:z-index="53" draw:name="Controle 52" draw:style-name="gr3" draw:text-style-name="P60" svg:width="1.724cm" svg:height="0.415cm" svg:x="2.986cm" svg:y="0.085cm" draw:control="control71"/><draw:control text:anchor-type="char" draw:z-index="54" draw:name="Controle 53" draw:style-name="gr3" draw:text-style-name="P59" svg:width="1.696cm" svg:height="0.398cm" svg:x="1.291cm" svg:y="0.102cm" draw:control="control72"/></text:p>
      <text:p text:style-name="P20"><text:tab/><text:span text:style-name="T30">Caso</text:span><text:span text:style-name="T27"> </text:span><text:span text:style-name="T23">NÃO</text:span><text:span text:style-name="T27">, quando: </text:span></text:p>
      <text:p text:style-name="P20"><draw:control text:anchor-type="paragraph" draw:z-index="81" draw:name="Controle 54" draw:style-name="gr1" draw:text-style-name="P57" svg:width="2.5cm" svg:height="0.6cm" svg:x="10.659cm" svg:y="0.019cm" draw:control="control42"/><draw:control text:anchor-type="paragraph" draw:z-index="82" draw:name="Controle 55" draw:style-name="gr1" draw:text-style-name="P57" svg:width="2.5cm" svg:height="0.6cm" svg:x="13.91cm" svg:y="0.019cm" draw:control="control43"/><text:tab/><text:span text:style-name="T50">Caso</text:span><text:span text:style-name="T28"> </text:span><text:span text:style-name="T24">SIM</text:span><text:span text:style-name="T28">, qual data programada para início/conclusão: <text:s text:c="29"/>a</text:span></text:p>
      <text:list text:continue-numbering="true" text:style-name="L1">
        <text:list-header>
          <text:p text:style-name="P47"><text:span text:style-name="T32"/></text:p>
        </text:list-header>
        <text:list-item>
          <text:p text:style-name="P54">Para assegurar que todas as ações e procedimentos necessários sejam completados, a ISA CTEEP confirma a possibilidade de finalizar os testes com 2 dias de antecedência à energização?</text:p>
        </text:list-item>
      </text:list>
      <text:p text:style-name="P20"><text:span text:style-name="T33"><text:tab/></text:span><draw:control text:anchor-type="char" draw:z-index="71" draw:name="Controle 74" draw:style-name="gr3" draw:text-style-name="P60" svg:width="1.724cm" svg:height="0.415cm" svg:x="2.986cm" svg:y="0.085cm" draw:control="control80"/><draw:control text:anchor-type="char" draw:z-index="72" draw:name="Controle 75" draw:style-name="gr3" draw:text-style-name="P59" svg:width="1.696cm" svg:height="0.398cm" svg:x="1.291cm" svg:y="0.102cm" draw:control="control81"/></text:p>
      <text:list xml:id="list193618087398101" text:continue-numbering="true" text:style-name="L1">
        <text:list-header>
          <text:p text:style-name="P49"><text:span text:style-name="T46">Caso </text:span><text:span text:style-name="T6">SIM</text:span><text:span text:style-name="T46">, isso permitirá que a PSI execute todas as ações requeridas para a conferência de verificação, </text:span><text:span text:style-name="T50">c</text:span><text:span text:style-name="T46">onforme detalhado abaixo:</text:span></text:p>
          <text:p text:style-name="P55"/>
        </text:list-header>
      </text:list>
      <text:list text:style-name="L3">
        <text:list-item>
          <text:p text:style-name="P43">Check dos ajustes dos IEDs conforme Estudo (Ordem de Ajuste)</text:p>
        </text:list-item>
        <text:list-item>
          <text:p text:style-name="P43">Check funções habilitadas para eventos e oscilografia</text:p>
        </text:list-item>
        <text:list-item>
          <text:p text:style-name="P43">Check remoção do link de parada de mala utilizada em BO (reserva) <text:span text:style-name="T54">durante os testes</text:span></text:p>
        </text:list-item>
        <text:list-item>
          <text:p text:style-name="P43">Check <text:span text:style-name="T54">t</text:span>odas as BO’s dos IEDs de acordo com o projeto funcional</text:p>
        </text:list-item>
        <text:list-item>
          <text:p text:style-name="P43">Check alarmes indevidos no sistema de supervisão SAGE</text:p>
        </text:list-item>
        <text:list-item>
          <text:p text:style-name="P43">Check IPs de todos os dispositivos (GPS, IEDs, Sw's, etc)</text:p>
        </text:list-item>
        <text:list-item>
          <text:p text:style-name="P43"><text:soft-page-break/>Check sincronismo de tempo de todos os dispositivos testados</text:p>
        </text:list-item>
        <text:list-item>
          <text:p text:style-name="P43">Check dos circuitos de TRIP</text:p>
        </text:list-item>
        <text:list-item>
          <text:p text:style-name="P43">Check do circuito de Retrip</text:p>
        </text:list-item>
        <text:list-item>
          <text:p text:style-name="P43">Check do circuito de TRIP por 50/62BF</text:p>
        </text:list-item>
        <text:list-item>
          <text:p text:style-name="P43">Check do anel do circuito (links, cavilhas, etc), se contemplar anel de BF</text:p>
        </text:list-item>
      </text:list>
      <text:list text:style-name="L4">
        <text:list-item>
          <text:p text:style-name="P44">Check das cavilhas dos circuitos (liberadas e fechadas)</text:p>
        </text:list-item>
        <text:list-item>
          <text:p text:style-name="P44">Check dos circuitos de corrente (links, cavilhas, cx de interligação, secundário do TC, etc)</text:p>
        </text:list-item>
        <text:list-item>
          <text:p text:style-name="P44">Check dos circuitos de tensão (links, cavilhas, cx de interligação, secundário do TP, etc)</text:p>
        </text:list-item>
        <text:list-item>
          <text:p text:style-name="P44">Check reaperto em todos os contatos</text:p>
        </text:list-item>
        <text:list-item>
          <text:p text:style-name="P45">Digitalização dos diagramas As-buitados</text:p>
        </text:list-item>
        <text:list-item>
          <text:p text:style-name="P44">Limpeza, desconexão e organização dos cabos do módulo de testes<text:tab/><text:tab/><text:tab/><text:tab/><text:tab/><text:tab/></text:p>
        </text:list-item>
        <text:list-item>
          <text:p text:style-name="P44">Limpeza e organização no painel e na sala de comando</text:p>
        </text:list-item>
        <text:list-item>
          <text:p text:style-name="P44">Limpeza e organização das ferramentas e acessórios de trabalhos</text:p>
        </text:list-item>
        <text:list-item>
          <text:p text:style-name="P44">Inspeção final visual nos painéis, bornes e cabos</text:p>
        </text:list-item>
        <text:list-item>
          <text:p text:style-name="P44">Geração e disponibilização dos arquivos de backup final ao cliente</text:p>
        </text:list-item>
      </text:list>
      <text:p text:style-name="P14"/>
      <text:list text:continue-list="list193618087398101" text:style-name="L1">
        <text:list-header>
          <text:p text:style-name="P56"><text:span text:style-name="T46">Caso </text:span><text:span text:style-name="T7">NÃO</text:span><text:span text:style-name="T46">, </text:span><text:span text:style-name="T51">qual motivo ou plano de ação?</text:span></text:p>
        </text:list-header>
      </text:list>
      <text:p text:style-name="P32"><text:tab/><draw:control text:anchor-type="as-char" svg:y="-0.409cm" draw:z-index="73" draw:name="Controle 73" draw:style-name="gr2" draw:text-style-name="P58" svg:width="18.911cm" svg:height="0.701cm" draw:control="control36"/></text:p>
      <text:p text:style-name="P22"/>
      <text:p text:style-name="P22"><draw:control text:anchor-type="paragraph" draw:z-index="86" draw:name="Controle 83" draw:style-name="gr1" draw:text-style-name="P57" svg:width="2.5cm" svg:height="0.701cm" svg:x="12.411cm" svg:y="0.4cm" draw:control="control47"/></text:p>
      <text:p text:style-name="P22"><draw:line text:anchor-type="paragraph" draw:z-index="4" draw:name="Linha horizontal 2" draw:style-name="gr7" draw:text-style-name="P66" svg:x1="2.157cm" svg:y1="0.351cm" svg:x2="10.408cm" svg:y2="0.351cm"><text:p/></draw:line><text:span text:style-name="T8"><text:s/>Assinatura:</text:span><text:tab/><text:tab/><text:tab/><text:tab/><text:tab/><text:tab/><text:tab/><text:tab/><text:span text:style-name="T57">Data: </text:span></text:p>
      <text:p text:style-name="P22"/>
      <table:table table:name="Tabela4" table:style-name="Tabela4" table:template-name="Default Style">
        <table:table-column table:style-name="Tabela4.A"/>
        <table:table-row table:style-name="Tabela4.1">
          <table:table-cell table:style-name="Tabela4.A1" office:value-type="string">
            <text:p text:style-name="P10">Colaborador: <text:s/><draw:control text:anchor-type="as-char" svg:y="-0.409cm" draw:z-index="83" draw:name="Controle 56" draw:style-name="gr2" draw:text-style-name="P58" svg:width="17.724cm" svg:height="0.701cm" draw:control="control44"/></text:p>
          </table:table-cell>
        </table:table-row>
        <table:table-row table:style-name="Tabela4.1">
          <table:table-cell table:style-name="Tabela4.A1" office:value-type="string">
            <text:p text:style-name="P10">Função: <text:s text:c="10"/><draw:control text:anchor-type="as-char" svg:y="-0.409cm" draw:z-index="84" draw:name="Controle 80" draw:style-name="gr2" draw:text-style-name="P58" svg:width="17.747cm" svg:height="0.701cm" draw:control="control45"/></text:p>
          </table:table-cell>
        </table:table-row>
        <table:table-row table:style-name="Tabela4.1">
          <table:table-cell table:style-name="Tabela4.A1" office:value-type="string">
            <text:p text:style-name="P10">Empresa: <text:s text:c="7"/><draw:control text:anchor-type="as-char" svg:y="-0.409cm" draw:z-index="85" draw:name="Controle 81" draw:style-name="gr2" draw:text-style-name="P58" svg:width="17.724cm" svg:height="0.701cm" draw:control="control46"/></text:p>
          </table:table-cell>
        </table:table-row>
      </table:table>
      <text:p text:style-name="P22"/>
      <text:p text:style-name="P22"/>
      <text:p text:style-name="P33"><text:tab/><text:span text:style-name="T53">NOTA:</text:span></text:p>
      <text:list text:continue-numbering="true" text:style-name="L1">
        <text:list-header>
          <text:p text:style-name="P50"/>
          <text:p text:style-name="P51">A PSI reafirma seu compromisso não apenas em oferecer serviços de máxima qualidade, mas também em garantir a segurança e a confiabilidade dos sistemas de proteção, controle e supervisão para todos os nossos clientes.</text:p>
          <text:p text:style-name="P52">Além disso, destacamos nosso comprometimento com a saúde e a segurança <text:span text:style-name="T55">de todos </text:span>os colaboradores envolvidos nas atividades, assegurando que todas as operações sejam realizadas em conformidade com os mais altos padrões de segurança.</text:p>
          <text:p text:style-name="P52">Expressamos nossa gratidão pela compreensão e cooperação mútua de todas as partes envolvidas, fundamental para o planejamento e a execução de todas as atividades de maneira antecipada e segura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IDFont+F2" svg:font-family="CIDFont+F2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egrito" style:font-family-generic="swiss"/>
    <style:font-face style:name="Calibri1" svg:font-family="Calibri" style:font-adornments="Negrito" style:font-family-generic="swiss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MarcaDaguaPSI" xlink:href="Pictures/100000000000025D000000E7F5AB8B2C.jpg" xlink:type="simple" xlink:show="embed" xlink:actuate="onLoad"/>
    <draw:fill-image draw:name="PSI_5f_Logo-01-1" draw:display-name="PSI_Logo-01-1" xlink:href="Pictures/1000000100000BC000000420687FC039.png" xlink:type="simple" xlink:show="embed" xlink:actuate="onLoad"/>
    <draw:fill-image draw:name="rodapé_5f_PSI" draw:display-name="rodapé_PSI" xlink:href="Pictures/10000000000009A9000000EB2C10104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c77ee"/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none"/>
      <style:paragraph-properties fo:text-align="center"/>
      <style:text-properties fo:color="#111111" loext:opacity="100%" style:font-name="Calibri" fo:font-size="16pt" fo:font-weight="bold" style:font-size-asian="16pt" style:font-weight-asian="bold" style:font-size-complex="16pt" style:font-weight-complex="bold"/>
    </style:style>
    <style:style style:name="MT1" style:family="text">
      <style:text-properties fo:color="#111111" loext:opacity="100%" style:font-name="Calibri" fo:font-size="16pt" fo:font-weight="bold" style:font-name-asian="CIDFont+F2" style:font-size-asian="16pt" style:font-weight-asian="bold" style:font-name-complex="CIDFont+F2" style:font-size-complex="16pt" style:font-weight-complex="bold"/>
    </style:style>
    <style:style style:name="MT2" style:family="text">
      <style:text-properties fo:color="#111111" loext:opacity="100%" style:font-name="Calibri" fo:font-size="5.40000009536743pt" fo:font-weight="bold" style:font-name-asian="CIDFont+F2" style:font-size-asian="5.40000009536743pt" style:font-weight-asian="bold" style:font-name-complex="CIDFont+F2" style:font-size-complex="5.40000009536743pt" style:font-weight-complex="bold"/>
    </style:style>
    <style:style style:name="MT3" style:family="text">
      <style:text-properties fo:color="#efa047" loext:opacity="100%" style:font-name="Calibri" fo:font-size="14pt" fo:font-weight="normal" style:font-name-asian="CIDFont+F2" style:font-size-asian="14pt" style:font-weight-asian="normal" style:font-name-complex="CIDFont+F2" style:font-size-complex="14pt" style:font-weight-complex="normal"/>
    </style:style>
    <style:style style:name="MT4" style:family="text">
      <style:text-properties fo:color="#efa047" loext:opacity="100%" style:font-name="Calibri" fo:font-size="14pt" fo:language="pt" fo:country="BR" fo:font-weight="normal" style:font-name-asian="CIDFont+F2" style:font-size-asian="14pt" style:font-weight-asian="normal" style:font-name-complex="CIDFont+F2" style:font-size-complex="14pt" style:font-weight-complex="normal"/>
    </style:style>
    <style:style style:name="M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528cm" fo:min-width="11.725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MarcaDaguaPSI" draw:fill-image-width="15cm" draw:fill-image-height="5.001cm" style:repeat="no-repeat" draw:fill-image-ref-point="center" style:footnote-max-height="0cm" loext:margin-gutter="0cm">
        <style:background-image xlink:href="Pictures/100000000000025D000000E7F5AB8B2C.jp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0cm" style:dynamic-spacing="false" draw:fill="bitmap" draw:fill-color="#729fcf" draw:fill-image-name="PSI_5f_Logo-01-1" draw:fill-image-width="5.001cm" draw:fill-image-height="2cm" style:repeat="no-repeat" draw:fill-image-ref-point="top-left">
          <style:background-image xlink:href="Pictures/1000000100000BC000000420687FC039.png" xlink:type="simple" xlink:actuate="onLoad" style:position="top left" style:repeat="no-repeat"/>
        </style:header-footer-properties>
      </style:header-style>
      <style:footer-style>
        <style:header-footer-properties fo:min-height="2cm" fo:margin-left="0cm" fo:margin-right="0cm" fo:margin-top="0cm" style:dynamic-spacing="false" draw:fill="bitmap" draw:fill-color="#729fcf" draw:fill-image-name="rodapé_5f_PSI" draw:fill-image-width="22.999cm" draw:fill-image-height="2cm" style:repeat="no-repeat" draw:fill-image-ref-point="bottom">
          <style:background-image xlink:href="Pictures/10000000000009A9000000EB2C10104B.jpg" xlink:type="simple" xlink:actuate="onLoad" style:position="bottom center" style:repeat="no-repeat"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MarcaDaguaPSI" draw:fill-image-width="15cm" draw:fill-image-height="5.001cm" style:repeat="no-repeat" draw:fill-image-ref-point="cent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Quadro de texto 'Checklis...' 3" draw:style-name="Mgr1" draw:text-style-name="MP3" svg:width="11.725cm" svg:height="1.528cm" svg:x="4.637cm" svg:y="1.351cm"><draw:text-box><text:p text:style-name="MP2"><text:span text:style-name="MT1">PLANO DE AÇÃO CONJUNTO</text:span></text:p><text:p text:style-name="MP2"><text:span text:style-name="MT2"/></text:p><text:p text:style-name="MP2"><text:span text:style-name="MT3">Formulário de Avaliação e Checklist </text:span><text:span text:style-name="MT4">Pré-Comissionamento</text:span></text:p></draw:text-box></draw:frame></text:p>
      </style:header>
      <style:footer>
        <text:p text:style-name="Footer"/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8:27:48.018000000</meta:creation-date>
    <dc:date>2024-02-21T08:40:31.169000000</dc:date>
    <meta:editing-duration>PT9H25M27S</meta:editing-duration>
    <meta:editing-cycles>101</meta:editing-cycles>
    <meta:generator>LibreOffice/24.2.3.2$Windows_X86_64 LibreOffice_project/433d9c2ded56988e8a90e6b2e771ee4e6a5ab2ba</meta:generator>
    <meta:print-date>2024-05-22T19:27:35.850000000</meta:print-date>
    <meta:printed-by>Arquivos PDF</meta:printed-by>
    <meta:document-statistic meta:table-count="4" meta:image-count="0" meta:object-count="0" meta:page-count="4" meta:paragraph-count="104" meta:word-count="747" meta:character-count="4556" meta:non-whitespace-character-count="3791"/>
  </office:meta>
</office:document-meta>
</file>